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P4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P5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P6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  <style:text-properties style:font-name="Arial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P7" style:family="paragraph" style:parent-style-name="Frame_20_contents">
      <style:paragraph-properties fo:margin-left="0.035cm" fo:margin-right="0cm" fo:margin-top="0.019cm" fo:margin-bottom="0cm" style:contextual-spacing="false" fo:text-align="center" style:justify-single-word="false" fo:text-indent="0cm" style:auto-text-indent="false"/>
      <style:text-properties style:font-name="Arial" fo:font-size="72pt" fo:letter-spacing="-0.011cm" fo:language="ca" fo:country="ES" fo:font-style="italic" fo:font-weight="bold" officeooo:rsid="0037e76a" officeooo:paragraph-rsid="006c11d4" style:font-name-asian="Times New Roman1" style:font-size-asian="72pt" style:language-asian="en" style:country-asian="US" style:font-style-asian="italic" style:font-weight-asian="bold" style:font-name-complex="Times New Roman1" style:font-size-complex="72pt" style:language-complex="ar" style:country-complex="SA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f3410" officeooo:paragraph-rsid="004facbb" style:language-asian="en" style:country-asian="US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6pt" officeooo:rsid="0034b92a" officeooo:paragraph-rsid="0034b92a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6pt" officeooo:rsid="0034b92a" officeooo:paragraph-rsid="0037e76a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Arial1" fo:font-size="16pt" fo:font-weight="bold" officeooo:rsid="0034b92a" officeooo:paragraph-rsid="0034b92a" style:font-weight-asian="bold" style:font-weight-complex="bold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Frame_20_contents" style:master-page-name="Standard">
      <style:paragraph-properties fo:margin-left="0.035cm" fo:margin-right="0cm" fo:margin-top="0.019cm" fo:margin-bottom="0cm" style:contextual-spacing="false" fo:text-align="center" style:justify-single-word="false" fo:text-indent="0cm" style:auto-text-indent="false" style:page-number="auto"/>
      <style:text-properties style:font-name="Arial" fo:font-size="72pt" fo:letter-spacing="-0.011cm" fo:language="ca" fo:country="ES" fo:font-style="italic" fo:font-weight="bold" officeooo:rsid="0037e76a" officeooo:paragraph-rsid="006c11d4" style:font-name-asian="Times New Roman1" style:font-size-asian="72pt" style:language-asian="en" style:country-asian="US" style:font-style-asian="italic" style:font-weight-asian="bold" style:font-name-complex="Times New Roman1" style:font-size-complex="72pt" style:language-complex="ar" style:country-complex="SA" style:font-weight-complex="bold"/>
    </style:style>
    <style:style style:name="T1" style:family="text">
      <style:text-properties style:text-position="0% 100%" fo:font-size="14pt" fo:letter-spacing="-0.012cm" fo:font-weight="bold" style:font-size-asian="14pt" style:font-weight-asian="bold"/>
    </style:style>
    <style:style style:name="T2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T3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T4" style:family="text">
      <style:text-properties style:text-position="0% 100%" fo:font-size="14pt" fo:font-weight="bold" style:font-size-asian="14pt" style:font-weight-asian="bold"/>
    </style:style>
    <style:style style:name="T5" style:family="text">
      <style:text-properties officeooo:rsid="006c11d4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bold" officeooo:rsid="001d2dce" style:font-size-asian="14pt" style:font-weight-asian="bold"/>
    </style:style>
    <style:style style:name="T8" style:family="text">
      <style:text-properties fo:font-size="14pt" fo:font-weight="bold" officeooo:rsid="001e05f2" style:font-size-asian="14pt" style:font-weight-asian="bold"/>
    </style:style>
    <style:style style:name="T9" style:family="text">
      <style:text-properties fo:font-size="14pt" fo:font-weight="bold" officeooo:rsid="001c2da0" style:font-size-asian="14pt" style:font-weight-asian="bold"/>
    </style:style>
    <style:style style:name="T10" style:family="text">
      <style:text-properties fo:font-size="14pt" fo:letter-spacing="-0.011cm" fo:font-weight="bold" style:font-size-asian="14pt" style:font-weight-asian="bold"/>
    </style:style>
    <style:style style:name="T11" style:family="text">
      <style:text-properties fo:font-size="14pt" fo:letter-spacing="-0.012cm" fo:font-weight="bold" style:font-size-asian="14pt" style:font-weight-asian="bold"/>
    </style:style>
    <style:style style:name="T12" style:family="text">
      <style:text-properties fo:font-size="14pt" fo:letter-spacing="-0.009cm" fo:font-weight="bold" style:font-size-asian="14pt" style:font-weight-asian="bold"/>
    </style:style>
    <style:style style:name="T13" style:family="text">
      <style:text-properties style:text-position="super 58%" fo:font-size="14pt" fo:font-weight="bold" style:font-size-asian="14pt" style:font-weight-asian="bold"/>
    </style:style>
    <style:style style:name="T14" style:family="text">
      <style:text-properties style:text-position="super 58%" fo:font-size="14pt" fo:font-weight="bold" officeooo:rsid="001c2da0" style:font-size-asian="14pt" style:font-weight-asian="bold"/>
    </style:style>
    <style:style style:name="T15" style:family="text">
      <style:text-properties style:font-name="Arial" fo:font-size="14pt" fo:font-weight="bold" style:font-size-asian="14pt" style:font-weight-asian="bold"/>
    </style:style>
    <style:style style:name="T16" style:family="text">
      <style:text-properties style:font-name="Arial" fo:font-size="14pt" fo:letter-spacing="-0.011cm" fo:font-weight="bold" style:font-size-asian="14pt" style:font-weight-asian="bold"/>
    </style:style>
    <style:style style:name="T17" style:family="text">
      <style:text-properties style:font-name="Arial" fo:font-size="14pt" fo:letter-spacing="-0.011cm" fo:font-style="italic" fo:font-weight="bold" style:font-size-asian="14pt" style:font-style-asian="italic" style:font-weight-asian="bold"/>
    </style:style>
    <style:style style:name="T18" style:family="text">
      <style:text-properties style:font-name="Arial" fo:font-size="14pt" fo:font-style="italic" fo:font-weight="bold" style:font-size-asian="14pt" style:font-style-asian="italic" style:font-weight-asian="bold"/>
    </style:style>
    <style:style style:name="T19" style:family="text">
      <style:text-properties style:font-name="Arial" fo:font-size="14pt" fo:letter-spacing="-0.009cm" fo:font-style="italic" fo:font-weight="bold" style:font-size-asian="14pt" style:font-style-asian="italic" style:font-weight-asian="bold"/>
    </style:style>
    <style:style style:name="T20" style:family="text">
      <style:text-properties style:font-name="Arial" fo:font-size="14pt" fo:letter-spacing="-0.012cm" fo:font-style="italic" fo:font-weight="bold" style:font-size-asian="14pt" style:font-style-asian="italic" style:font-weight-asian="bold"/>
    </style:style>
    <style:style style:name="T21" style:family="text">
      <style:text-properties fo:language="es" fo:country="ES" style:language-asian="en" style:country-asian="US" style:language-complex="ar" style:country-complex="SA"/>
    </style:style>
    <style:style style:name="T22" style:family="text">
      <style:text-properties fo:language="ca" fo:country="ES" officeooo:rsid="0037e76a" style:font-name-asian="Times New Roman1" style:language-asian="en" style:country-asian="US" style:font-name-complex="Times New Roman1" style:language-complex="ar" style:country-complex="SA"/>
    </style:style>
    <style:style style:name="T23" style:family="text">
      <style:text-properties fo:language="ca" fo:country="ES" officeooo:rsid="0051c2d9" style:font-name-asian="Times New Roman1" style:language-asian="en" style:country-asian="US" style:font-name-complex="Times New Roman1" style:language-complex="ar" style:country-complex="SA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3"/>
        <text:p text:style-name="P7"/>
        <text:p text:style-name="P7">Implantació<text:span text:style-name="T5">n</text:span> de sistem<text:span text:style-name="T5">a</text:span>s ERP-CRM en una empresa</text:p>
        <text:p text:style-name="P11">1. Explotació del ERP-CRM <text:span text:style-name="T22">(en </text:span><text:span text:style-name="T23">Docker sin entorno grafico</text:span><text:span text:style-name="T22">)</text:span></text:p>
        <text:p text:style-name="P9"/>
        <text:p text:style-name="P10"><text:span text:style-name="T22">Buscamos e instalamos docker desde el repositorio oficial de software de Manjaro</text:span><text:span text:style-name="T21">:</text:span></text:p>
        <text:p text:style-name="P8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ca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577cm" fo:margin-right="0cm" fo:text-indent="-0.374cm" style:auto-text-indent="false"/>
      <style:text-properties style:font-name="Times New Roman" fo:font-family="'Times New Roman'" style:font-family-generic="roman" style:font-pitch="variable" fo:font-size="14pt" fo:language="ca" fo:country="E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75cm" fo:margin-right="0cm" fo:text-indent="-0.425cm" style:auto-text-indent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top="0.09cm" fo:margin-bottom="0cm" style:contextual-spacing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ca" fo:country="ES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2" style:display-name="ListLabel 2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3" style:display-name="ListLabel 3" style:family="text">
      <style:text-properties fo:language="ca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ca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ca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ca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ca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ca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ca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ca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" style:display-name="ListLabel 11" style:family="text">
      <style:text-properties fo:language="ca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ca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ca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ca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ca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ca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ca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ca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pt" fo:language="ca" fo:country="ES" style:text-underline-style="none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 style:text-scale="100%"/>
    </style:style>
    <style:style style:name="ListLabel_20_20" style:display-name="ListLabel 20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1" style:display-name="ListLabel 21" style:family="text">
      <style:text-properties fo:language="ca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ca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ca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ca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ca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ca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ca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23cm" fo:margin-left="0.628cm"/>
        </style:list-level-properties>
      </text:list-level-style-number>
      <text:list-level-style-bullet text:level="2" text:style-name="ListLabel_20_11" loext:num-list-format="%2%" text:bullet-char="•">
        <style:list-level-properties text:list-level-position-and-space-mode="label-alignment">
          <style:list-level-label-alignment text:label-followed-by="listtab" fo:text-indent="-0.423cm" fo:margin-left="2.371cm"/>
        </style:list-level-properties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423cm" fo:margin-left="4.106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423cm" fo:margin-left="5.842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423cm" fo:margin-left="7.578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423cm" fo:margin-left="9.31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423cm" fo:margin-left="11.049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423cm" fo:margin-left="12.785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423cm" fo:margin-left="14.5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0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M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  <style:text-properties style:font-name="Arial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MP4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Text_20_body">
      <style:paragraph-properties fo:line-height="5%"/>
      <style:text-properties fo:font-size="10pt" style:font-size-asian="10pt"/>
    </style:style>
    <style:style style:name="MP7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MT1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MT2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MT3" style:family="text">
      <style:text-properties officeooo:rsid="006c11d4"/>
    </style:style>
    <style:style style:name="MT4" style:family="text">
      <style:text-properties fo:font-size="14pt" fo:font-weight="bold" style:font-size-asian="14pt" style:font-weight-asian="bold"/>
    </style:style>
    <style:style style:name="MT5" style:family="text">
      <style:text-properties fo:font-size="14pt" fo:font-weight="bold" officeooo:rsid="001d2dce" style:font-size-asian="14pt" style:font-weight-asian="bold"/>
    </style:style>
    <style:style style:name="MT6" style:family="text">
      <style:text-properties fo:font-size="14pt" fo:font-weight="bold" officeooo:rsid="001e05f2" style:font-size-asian="14pt" style:font-weight-asian="bold"/>
    </style:style>
    <style:style style:name="MT7" style:family="text">
      <style:text-properties fo:font-size="14pt" fo:letter-spacing="-0.011cm" fo:font-weight="bold" style:font-size-asian="14pt" style:font-weight-asian="bold"/>
    </style:style>
    <style:style style:name="MT8" style:family="text">
      <style:text-properties fo:font-size="14pt" fo:letter-spacing="-0.012cm" fo:font-weight="bold" style:font-size-asian="14pt" style:font-weight-asian="bold"/>
    </style:style>
    <style:style style:name="MT9" style:family="text">
      <style:text-properties fo:font-size="14pt" fo:letter-spacing="-0.009cm" fo:font-weight="bold" style:font-size-asian="14pt" style:font-weight-asian="bold"/>
    </style:style>
    <style:style style:name="MT10" style:family="text">
      <style:text-properties fo:font-size="14pt" fo:font-weight="bold" officeooo:rsid="001c2da0" style:font-size-asian="14pt" style:font-weight-asian="bold"/>
    </style:style>
    <style:style style:name="MT11" style:family="text">
      <style:text-properties style:text-position="super 58%" fo:font-size="14pt" fo:font-weight="bold" officeooo:rsid="001c2da0" style:font-size-asian="14pt" style:font-weight-asian="bold"/>
    </style:style>
    <style:style style:name="MT12" style:family="text">
      <style:text-properties style:text-position="super 58%" fo:font-size="14pt" fo:font-weight="bold" style:font-size-asian="14pt" style:font-weight-asian="bold"/>
    </style:style>
    <style:style style:name="MT13" style:family="text">
      <style:text-properties style:text-position="0% 100%" fo:font-size="14pt" fo:letter-spacing="-0.012cm" fo:font-weight="bold" style:font-size-asian="14pt" style:font-weight-asian="bold"/>
    </style:style>
    <style:style style:name="MT14" style:family="text">
      <style:text-properties style:text-position="0% 100%" fo:font-size="14pt" fo:font-weight="bold" style:font-size-asian="14pt" style:font-weight-asian="bold"/>
    </style:style>
    <style:style style:name="MT15" style:family="text">
      <style:text-properties style:font-name="Arial" fo:font-size="14pt" fo:font-weight="bold" style:font-size-asian="14pt" style:font-weight-asian="bold"/>
    </style:style>
    <style:style style:name="MT16" style:family="text">
      <style:text-properties style:font-name="Arial" fo:font-size="14pt" fo:letter-spacing="-0.011cm" fo:font-weight="bold" style:font-size-asian="14pt" style:font-weight-asian="bold"/>
    </style:style>
    <style:style style:name="MT17" style:family="text">
      <style:text-properties style:font-name="Arial" fo:font-size="14pt" fo:font-style="italic" fo:font-weight="bold" style:font-size-asian="14pt" style:font-style-asian="italic" style:font-weight-asian="bold"/>
    </style:style>
    <style:style style:name="MT18" style:family="text">
      <style:text-properties style:font-name="Arial" fo:font-size="14pt" fo:letter-spacing="-0.009cm" fo:font-style="italic" fo:font-weight="bold" style:font-size-asian="14pt" style:font-style-asian="italic" style:font-weight-asian="bold"/>
    </style:style>
    <style:style style:name="MT19" style:family="text">
      <style:text-properties style:font-name="Arial" fo:font-size="14pt" fo:letter-spacing="-0.012cm" fo:font-style="italic" fo:font-weight="bold" style:font-size-asian="14pt" style:font-style-asian="italic" style:font-weight-asian="bold"/>
    </style:style>
    <style:style style:name="MT20" style:family="text">
      <style:text-properties style:font-name="Arial" fo:font-size="14pt" fo:letter-spacing="-0.011cm" fo:font-style="italic" fo:font-weight="bold" style:font-size-asian="14pt" style:font-style-asian="italic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3.70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237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rame1" text:anchor-type="char" svg:x="13.176cm" svg:y="-0.201cm" svg:width="4.567cm" svg:height="0.626cm" draw:z-index="1"><draw:text-box><text:p text:style-name="MP2"><text:span text:style-name="MT1">Alfredo Fenollar </text:span><text:span text:style-name="MT2">Sala</text:span></text:p></draw:text-box></draw:frame><draw:frame draw:style-name="Mfr1" draw:name="Frame2" text:anchor-type="char" svg:x="0.182cm" svg:y="0.395cm" svg:width="13.19cm" svg:height="0.623cm" draw:z-index="3"><draw:text-box><text:p text:style-name="MP3">UD3: Implantació<text:span text:style-name="MT3">n</text:span> de sistem<text:span text:style-name="MT3">a</text:span>s ERP-CRM en una empresa</text:p></draw:text-box></draw:frame><draw:frame draw:style-name="Mfr1" draw:name="Frame3" text:anchor-type="char" svg:x="0.18cm" svg:y="-0.898cm" svg:width="10.963cm" svg:height="0.69cm" draw:z-index="5"><draw:text-box><text:p text:style-name="MP4"><text:span text:style-name="MT4">M</text:span><text:span text:style-name="MT5">ó</text:span><text:span text:style-name="MT4">dul</text:span><text:span text:style-name="MT6">o</text:span><text:span text:style-name="MT4">:</text:span><text:span text:style-name="MT7"> </text:span><text:span text:style-name="MT4">Sistem</text:span><text:span text:style-name="MT5">a</text:span><text:span text:style-name="MT4">s</text:span><text:span text:style-name="MT8"> </text:span><text:span text:style-name="MT4">de</text:span><text:span text:style-name="MT7"> </text:span><text:span text:style-name="MT4">Gestió</text:span><text:span text:style-name="MT5">n</text:span><text:span text:style-name="MT9"> </text:span><text:span text:style-name="MT4">empresarial </text:span><text:span text:style-name="MT10">2</text:span><text:span text:style-name="MT11">n</text:span><text:span text:style-name="MT10"> DAM</text:span></text:p></draw:text-box></draw:frame></text:p>
      </style:header>
      <style:footer>
        <text:p text:style-name="MP5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6"><draw:frame draw:style-name="Mfr2" draw:name="Marco4" text:anchor-type="char" svg:x="1.969cm" svg:y="1.986cm" svg:width="8.285cm" svg:height="0.619cm" draw:z-index="0"><draw:text-box><text:p text:style-name="MP4"><text:span text:style-name="MT4">Mòdul:</text:span><text:span text:style-name="MT7"> </text:span><text:span text:style-name="MT4">Sistemes</text:span><text:span text:style-name="MT8"> </text:span><text:span text:style-name="MT4">de</text:span><text:span text:style-name="MT7"> </text:span><text:span text:style-name="MT4">Gestió</text:span><text:span text:style-name="MT9"> </text:span><text:span text:style-name="MT4">empresarial</text:span></text:p></draw:text-box></draw:frame><draw:frame draw:style-name="Mfr2" draw:name="Marco5" text:anchor-type="char" svg:x="15.727cm" svg:y="1.977cm" svg:width="3.11cm" svg:height="0.626cm" draw:z-index="0"><draw:text-box><text:p text:style-name="MP2"><text:span text:style-name="MT4">Curs:</text:span><text:span text:style-name="MT8"> </text:span><text:span text:style-name="MT4">2</text:span><text:span text:style-name="MT12">n</text:span><text:span text:style-name="MT13"> </text:span><text:span text:style-name="MT14">DAM</text:span></text:p></draw:text-box></draw:frame><draw:frame draw:style-name="Mfr2" draw:name="Marco6" text:anchor-type="char" svg:x="1.969cm" svg:y="3.119cm" svg:width="9.225cm" svg:height="0.623cm" draw:z-index="0"><draw:text-box><text:p text:style-name="MP7"><text:span text:style-name="MT15">U1.</text:span><text:span text:style-name="MT16"> </text:span><text:span text:style-name="MT17">Identificació</text:span><text:span text:style-name="MT18"> </text:span><text:span text:style-name="MT17">de</text:span><text:span text:style-name="MT19"> </text:span><text:span text:style-name="MT17">sistemes</text:span><text:span text:style-name="MT20"> </text:span><text:span text:style-name="MT17">ERP/CRM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09:19:33</meta:creation-date>
    <dc:date>2021-11-03T09:57:34.925471927</dc:date>
    <meta:editing-duration>PT4H50M56S</meta:editing-duration>
    <meta:generator>LibreOffice/7.2.1.2$Linux_X86_64 LibreOffice_project/20$Build-2</meta:generator>
    <meta:editing-cycles>42</meta:editing-cycles>
    <meta:document-statistic meta:table-count="0" meta:image-count="0" meta:object-count="0" meta:page-count="2" meta:paragraph-count="10" meta:word-count="60" meta:character-count="391" meta:non-whitespace-character-count="341"/>
    <meta:user-defined meta:name="AppVersion">12.0000</meta:user-defined>
    <meta:user-defined meta:name="Created" meta:value-type="date">2020-06-12T00:00:00</meta:user-defined>
    <meta:user-defined meta:name="Creator">Writer</meta:user-defined>
    <meta:user-defined meta:name="LastSaved" meta:value-type="date">2020-06-12T00:00:00</meta:user-defined>
    <meta:template xlink:type="simple" xlink:actuate="onRequest" xlink:title="Normal" xlink:href=""/>
  </office:meta>
</office:document-meta>
</file>